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B1B86C74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24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1004in" svg:height="5.8776in" svg:x="3.0213in" svg:y="1.4591in">
            <draw:object draw:notify-on-update-of-ranges="Sheet1.A2:Sheet1.A7 Sheet1.B2:Sheet1.B7 Sheet1.D2:Sheet1.D7 Sheet1.F2:Sheet1.F3 Sheet1.G2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>
            <text:p>sensibilidade</text:p>
          </table:table-cell>
          <table:table-cell/>
          <table:table-cell office:value-type="string">
            <text:p>1 – especificidade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1 - [.C2])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75">
            <text:p>0.9875</text:p>
          </table:table-cell>
          <table:table-cell office:value-type="float" office:value="0.3333">
            <text:p>0.3333</text:p>
          </table:table-cell>
          <table:table-cell table:formula="of:=(1 - [.C3])" office:value-type="float" office:value="0.6667">
            <text:p>0.6667</text:p>
          </table:table-cell>
          <table:table-cell office:value-type="float" office:value="0.3208">
            <text:p>0.32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office:value-type="float" office:value="0.5">
            <text:p>0.5</text:p>
          </table:table-cell>
          <table:table-cell table:formula="of:=(1 - [.C4])" office:value-type="float" office:value="0.5">
            <text:p>0.5</text:p>
          </table:table-cell>
          <table:table-cell office:value-type="float" office:value="0.45">
            <text:p>0.45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375">
            <text:p>0.9375</text:p>
          </table:table-cell>
          <table:table-cell office:value-type="float" office:value="0.6875">
            <text:p>0.6875</text:p>
          </table:table-cell>
          <table:table-cell table:formula="of:=(1 - [.C5])"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0.8333">
            <text:p>0.8333</text:p>
          </table:table-cell>
          <table:table-cell table:formula="of:=(1 - [.C6])" office:value-type="float" office:value="0.1667">
            <text:p>0.1667</text:p>
          </table:table-cell>
          <table:table-cell office:value-type="float" office:value="0.3333">
            <text:p>0.3333</text:p>
          </table:table-cell>
          <table:table-cell table:number-columns-repeated="2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1 - [.C7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2:Sheet1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15:38</meta:creation-date>
    <dc:date>2012-11-07T14:11:35</dc:date>
    <meta:editing-duration>PT6M4S</meta:editing-duration>
    <meta:editing-cycles>1</meta:editing-cycles>
    <meta:document-statistic meta:table-count="3" meta:cell-count="36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data-label-number="none" chart:data-label-text="true" chart:data-label-symbol="false">
        <chart:symbol-image xlink:href="Pictures/20000011000000DD000000DDB1B86C74.svm" xlink:type="simple" xlink:actuate="onLoad"/>
      </style:chart-properties>
      <style:graphic-properties svg:stroke-width="0.02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2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76cm" svg:height="14.93cm" xlink:href=".." xlink:type="simple" chart:class="chart:scatter" chart:column-mapping="0" chart:style-name="ch1">
        <chart:plot-area chart:style-name="ch2" table:cell-range-address="Sheet1.A2:Sheet1.B7 Sheet1.D2:Sheet1.D7 Sheet1.G2:Sheet1.G3" chart:data-source-has-labels="column" svg:x="1.912cm" svg:y="1.541cm" svg:width="12.3cm" svg:height="11.08cm">
          <chartooo:coordinate-region svg:x="2.639cm" svg:y="1.741cm" svg:width="11.479cm" svg:height="10.233cm"/>
          <chart:axis chart:dimension="x" chart:name="primary-x" chart:style-name="ch3" chartooo:axis-type="auto">
            <chart:title svg:x="6.735cm" svg:y="12.919cm" chart:style-name="ch4">
              <text:p>1 - especificidade</text:p>
            </chart:title>
            <chart:categories table:cell-range-address="Sheet1.A2:Sheet1.A7"/>
          </chart:axis>
          <chart:axis chart:dimension="y" chart:name="primary-y" chart:style-name="ch5">
            <chart:title svg:x="0.941cm" svg:y="8.104cm" chart:style-name="ch6">
              <text:p>sensibilidade</text:p>
            </chart:title>
            <chart:grid chart:style-name="ch7" chart:class="major"/>
          </chart:axis>
          <chart:series chart:style-name="ch8" chart:values-cell-range-address="Sheet1.B2:Sheet1.B7" chart:class="chart:scatter">
            <chart:domain table:cell-range-address="Sheet1.D2:Sheet1.D7"/>
            <chart:data-point chart:repeated="6"/>
          </chart:series>
          <chart:series chart:style-name="ch9" chart:values-cell-range-address="Sheet1.G2:Sheet1.G3" chart:class="chart:scatter">
            <chart:domain table:cell-range-address="Sheet1.F2:Sheet1.F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D2:Sheet1.D7</svg:desc>
                </draw:g>
              </table:table-cell>
              <table:table-cell office:value-type="float" office:value="1">
                <text:p>1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F2:Sheet1.F3</svg:desc>
                </draw:g>
              </table:table-cell>
              <table:table-cell office:value-type="float" office:value="0">
                <text:p>0</text:p>
                <draw:g>
                  <svg:desc>Sheet1.G2:Sheet1.G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667">
                <text:p>0.6667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125">
                <text:p>0.3125</text:p>
              </table:table-cell>
              <table:table-cell office:value-type="float" office:value="0.9375">
                <text:p>0.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667">
                <text:p>0.166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